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6"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7"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9"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0"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1"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2"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3"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4"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5"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17"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8"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19"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0"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21"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22"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29"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30"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31"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32"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3"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4"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5"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6"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7"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8"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9"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40"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41"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42"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43"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4"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5"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6"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7"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8"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9"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50"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51"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52"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53"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4"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5"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3f0aa7"/>
    </style:style>
    <style:style style:name="T24" style:family="text">
      <style:text-properties officeooo:rsid="00466463"/>
    </style:style>
    <style:style style:name="T25" style:family="text">
      <style:text-properties officeooo:rsid="00466705"/>
    </style:style>
    <style:style style:name="T26" style:family="text">
      <style:text-properties officeooo:rsid="0046b7a9"/>
    </style:style>
    <style:style style:name="T27" style:family="text">
      <style:text-properties style:text-underline-style="none" officeooo:rsid="00481deb"/>
    </style:style>
    <style:style style:name="T28" style:family="text">
      <style:text-properties officeooo:rsid="004c59fc"/>
    </style:style>
    <style:style style:name="T29" style:family="text">
      <style:text-properties officeooo:rsid="004e0b9b"/>
    </style:style>
    <style:style style:name="T30" style:family="text">
      <style:text-properties officeooo:rsid="00552e70"/>
    </style:style>
    <style:style style:name="T31" style:family="text">
      <style:text-properties officeooo:rsid="0055ca30"/>
    </style:style>
    <style:style style:name="T32" style:family="text">
      <style:text-properties officeooo:rsid="005729e3"/>
    </style:style>
    <style:style style:name="T33" style:family="text">
      <style:text-properties officeooo:rsid="005c1495"/>
    </style:style>
    <style:style style:name="T34" style:family="text">
      <style:text-properties officeooo:rsid="005d7fb5"/>
    </style:style>
    <style:style style:name="T35" style:family="text">
      <style:text-properties officeooo:rsid="005d82b1"/>
    </style:style>
    <style:style style:name="T36" style:family="text">
      <style:text-properties officeooo:rsid="0064a505"/>
    </style:style>
    <style:style style:name="T37" style:family="text">
      <style:text-properties officeooo:rsid="0067ae7b"/>
    </style:style>
    <style:style style:name="T38" style:family="text">
      <style:text-properties officeooo:rsid="006f4477"/>
    </style:style>
    <style:style style:name="T39" style:family="text">
      <style:text-properties officeooo:rsid="007140dc"/>
    </style:style>
    <style:style style:name="T40" style:family="text">
      <style:text-properties officeooo:rsid="00774f9e"/>
    </style:style>
    <style:style style:name="T41" style:family="text">
      <style:text-properties officeooo:rsid="007ded64"/>
    </style:style>
    <style:style style:name="T42" style:family="text">
      <style:text-properties officeooo:rsid="0084abcc"/>
    </style:style>
    <style:style style:name="T43" style:family="text">
      <style:text-properties officeooo:rsid="00856b8d"/>
    </style:style>
    <style:style style:name="T44" style:family="text">
      <style:text-properties officeooo:rsid="0089eef8"/>
    </style:style>
    <style:style style:name="T45" style:family="text">
      <style:text-properties officeooo:rsid="008b84e4"/>
    </style:style>
    <style:style style:name="T46" style:family="text">
      <style:text-properties officeooo:rsid="008dc4c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17">HBS Proxy</text:p>
      <text:p text:style-name="P17">Entwickeln einer Serversoftware zur Reservierung von Hotelzimmern</text:p>
      <text:p text:style-name="P17"/>
      <text:p text:style-name="P17">Abgabetermin 27.05.2016</text:p>
      <text:p text:style-name="P17"/>
      <text:p text:style-name="P17">Prüfungsbewerber:</text:p>
      <text:p text:style-name="P17">Jan Erik Helmle</text:p>
      <text:p text:style-name="P17">Maybachufer 6</text:p>
      <text:p text:style-name="P17">12047 Berlin</text:p>
      <text:p text:style-name="P17"/>
      <text:p text:style-name="P17">Ausbildungsbetrieb:</text:p>
      <text:p text:style-name="P17">mobile-ad-media GmbH</text:p>
      <text:p text:style-name="P17">Scheringstrasse 2</text:p>
      <text:p text:style-name="P17">13355 Berlin</text:p>
      <text:p text:style-name="P17"/>
      <text:p text:style-name="P17"/>
      <text:p text:style-name="P1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20"><text:tab/>1.2<text:tab/>Projektziel</text:p>
      <text:p text:style-name="P20"><text:tab/>1.3<text:tab/>Projektumfeld<text:tab/></text:p>
      <text:p text:style-name="P3"><text:tab/><text:span text:style-name="T12">1.4<text:tab/>Projektschnittstellen</text:span></text:p>
      <text:p text:style-name="P22"><text:tab/>1.5<text:tab/>Projektbegründung</text:p>
      <text:p text:style-name="P22"><text:tab/>1.6<text:tab/>Ist-Analyse</text:p>
      <text:p text:style-name="P3"><text:tab/><text:span text:style-name="T13">1.7<text:tab/>Projektbeteiligte Personen</text:span></text:p>
      <text:p text:style-name="P16">2.<text:tab/>Projektplanung</text:p>
      <text:p text:style-name="P16"><text:tab/>2.1<text:tab/><text:span text:style-name="T14">Soll Konzept</text:span></text:p>
      <text:p text:style-name="P23"><text:tab/>2.2<text:tab/>Projektphasen und Zeitplanung<text:tab/></text:p>
      <text:p text:style-name="P18">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18"><text:tab/><text:span text:style-name="T18">3.4<text:tab/>Analyse des Dialogs zwischen Proxy und App</text:span></text:p>
      <text:p text:style-name="P18">4.<text:tab/>Entwurfsphase</text:p>
      <text:p text:style-name="P26"><text:tab/>4.1<text:tab/>Erstellung des UML – Sequenzdiagramms</text:p>
      <text:p text:style-name="P26"><text:tab/>4.2<text:tab/>Erstellen des Klassendiagramms</text:p>
      <text:p text:style-name="P27"><text:tab/>4.3<text:tab/>Entwurf des Datenbankmodells</text:p>
      <text:p text:style-name="P27"><text:span text:style-name="T19"><text:tab/>4.4<text:tab/>Definition der JSON Objekte</text:span></text:p>
      <text:p text:style-name="P27"><text:span text:style-name="T19"><text:tab/>4.5<text:tab/>Definition der Endpunkte<text:tab/></text:span></text:p>
      <text:p text:style-name="P18">5.<text:tab/>Realisierungsphase</text:p>
      <text:p text:style-name="P18"><text:span text:style-name="T19"><text:tab/>5.1<text:tab/>Aufbau der Repositorystruktur</text:span></text:p>
      <text:p text:style-name="P18"><text:tab/><text:span text:style-name="T19">5.2<text:tab/>Installation Symfony3</text:span></text:p>
      <text:p text:style-name="P18"><text:tab/><text:span text:style-name="T19">5.3<text:tab/>Implementierung der Modelle</text:span><text:tab/></text:p>
      <text:p text:style-name="P18"><text:tab/><text:span text:style-name="T19">5.4<text:tab/>Implementierung der Steuerung</text:span><text:tab/></text:p>
      <text:p text:style-name="P18">6.<text:tab/>Qualitätsmanagement</text:p>
      <text:p text:style-name="P18"><text:tab/><text:tab/><text:span text:style-name="T19">Fehlerbehebung</text:span></text:p>
      <text:p text:style-name="P18"><text:tab/><text:tab/><text:span text:style-name="T19">Codereview</text:span><text:tab/><text:tab/></text:p>
      <text:p text:style-name="P30">7.<text:tab/>Einführungsphase</text:p>
      <text:p text:style-name="P30"><text:tab/><text:tab/><text:span text:style-name="T24">Ü</text:span>bergabe der Software und Inbetriebnahme</text:p>
      <text:p text:style-name="P18"/>
      <text:p text:style-name="P18"><text:span text:style-name="T19">8.</text:span><text:tab/><text:span text:style-name="T17">Projektergebnisse</text:span></text:p>
      <text:p text:style-name="P18"><text:tab/><text:tab/><text:span text:style-name="T46">Soll- Istvergleich</text:span></text:p>
      <text:p text:style-name="P18"><text:tab/><text:tab/><text:span text:style-name="T46">Fazit</text:span></text:p>
      <text:p text:style-name="P18"/>
      <text:p text:style-name="P18"><text:soft-page-break/><text:tab/></text:p>
      <text:p text:style-name="P3"/>
      <text:p text:style-name="P54">Abkürzungsverzeichnis</text:p>
      <text:p text:style-name="P54"/>
      <text:p text:style-name="P54">URL:<text:tab/>Uniform Resource Locator – <text:span text:style-name="T43">einheitlicher Ressourcenzeiger</text:span></text:p>
      <text:p text:style-name="P55">JSON:<text:tab/>Java Script Object Notation – <text:span text:style-name="T44">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1<text:tab/>Einleitung</text:p>
      <text:p text:style-name="P5">Im Folgenden wird der Verlauf der betri<text:span text:style-name="T25">e</text:span>blichen Projektarbeit des Autors im Rahmen seiner Ausbildung zum Fachinformatiker für Anwendungsentwicklung erläutert. </text:p>
      <text:p text:style-name="P6">1.1<text:tab/>Projektbeschreibung</text:p>
      <text:p text:style-name="P6">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zügige Reservierung von Hotelzimmern und stellen dem Nutzer in ansprechendem Design alle nötigen Informationen zur Verfügung und nehmen Eingaben der Nutzer entgegen. </text:span></text:p>
      <text:p text:style-name="P7">Die Apps kommunizieren ausschlie<text:span text:style-name="T26">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8">Die Apps werden an die grafischen Wünsche der jeweiligen Hotels individuell angepasst <text:span text:style-name="T20">(corporate Identity)</text:span> und richten sich <text:span text:style-name="T20">vornehmlich </text:span>an Stammkunden.</text:p>
      <text:p text:style-name="P9">1.2<text:tab/><text:span text:style-name="T6">Projektziel</text:span></text:p>
      <text:p text:style-name="P8">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0">1.3<text:tab/><text:span text:style-name="T7">Projektumfeld</text:span></text:p>
      <text:p text:style-name="P42">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43">Die Geschäftleitung wird von Herrn Schmitz übernommen, Herr Thierfelder ist Festangestellter von MAM sowie Praktikumsbetreuer und Diplom-Informatiker. <text:span text:style-name="T35">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5"><text:soft-page-break/>1.4<text:tab/>Projektschnittstellen</text:p>
      <text:p text:style-name="P15"/>
      <text:p text:style-name="P11">1.<text:span text:style-name="T12">5</text:span><text:tab/>Projektbegründung</text:p>
      <text:p text:style-name="P12">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1">1.<text:span text:style-name="T12">6</text:span><text:tab/>Ist-Analyse</text:p>
      <text:p text:style-name="P33">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32">1.7<text:tab/>Projektbeteiligte Personen</text:p>
      <text:p text:style-name="P34"/>
      <text:p text:style-name="P13">2.<text:tab/>Projektplanung</text:p>
      <text:p text:style-name="P13">2.1<text:tab/><text:span text:style-name="T15">Soll Konzept</text:span></text:p>
      <text:p text:style-name="P48">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7">Da in der derzeitigen frühen Phase des Gesamtprojekts noch keine Datenverbindung zu den externen Datendiensten <text:span text:style-name="T37">ausgearbeitet</text:span> wurde, <text:span text:style-name="T40">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19">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text:span><text:soft-page-break/><text:span text:style-name="T21">auf einen externen, in einem Rechenzentrum betriebenen Linux-Server überspielt.</text:span></text:p>
      <text:p text:style-name="P14">2.2<text:tab/>Projektphasen und <text:span text:style-name="T11">Zeitplanung</text:span></text:p>
      <text:p text:style-name="P8"/>
      <text:p text:style-name="P35">3.<text:tab/>Analysephase</text:p>
      <text:p text:style-name="P36">In dieser Phase ging es im wesentlichen darum das gegeben<text:span text:style-name="T22">e grafische Konzept genau unter die Lupe zu nehmen. </text:span></text:p>
      <text:p text:style-name="P38">3.1<text:tab/>Analyse des grafischen Entwurfs</text:p>
      <text:p text:style-name="P38">Die Apps haben vom Aufbau her im oberen Bildschirmviertel d<text:span text:style-name="T28">as Hauptmenü</text:span>, im zweiten Bildschirmviertel d<text:span text:style-name="T28">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36"><text:span text:style-name="T23">Es wurde zuerst eine kategorisierung der Daten nach Änderungshäufigkeit unternommen. Hierbei wurde festgestellt daß es Daten gibt, welche sich nur sehr selten Ändern und somit als statisch angenommen werden. </text:span></text:p>
      <text:p text:style-name="P36"><text:span text:style-name="T23">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span></text:p>
      <text:p text:style-name="P36"><text:span text:style-name="T2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span></text:p>
      <text:p text:style-name="P37"/>
      <text:p text:style-name="P37">3.2<text:tab/>Ermittlung der beteiligten Entitäten <text:span text:style-name="T33">und deren Beziehungen</text:span></text:p>
      <text:p text:style-name="P39">Aus dem grafischen Konzept <text:span text:style-name="T29">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39"><text:span text:style-name="T29">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span></text:p>
      <text:p text:style-name="P40">Zusatzprodukte werden nochmals <text:span text:style-name="T31">k</text:span>ategorisiert in Boarding (Verpflegung) sowie Specials. Dies war wichtig, da die Apps diese Informationen zur Darstellung auch de<text:span text:style-name="T32">r</text:span> Untermenüs benötigen. </text:p>
      <text:p text:style-name="P41"><text:soft-page-break/>Es wurde weiterhin die Klasse <text:span text:style-name="T30">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4">Es gibt ausserdem die Klasse Hotel mit den relevanten Hoteldaten wie z.B. E-Mail Adresse. </text:p>
      <text:p text:style-name="P45">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6">3.3<text:tab/>Analyse des Dialogs zwischen Apps und Proxy</text:p>
      <text:p text:style-name="P46">Durch die Trennung von Darstellung und Geschäftslogik durch Apps und Proxy, sowie der Forderung nach möglichst wenig Datenverkeh<text:span text:style-name="T34">r konnte ein Dialogsequenz ermittelt werden, welche aus vier aufeinanderfolgenden Schritten besteht. Hierbei stellen die Apps anfragen an den Proxy, der in einem definierten Format antwortet. </text:span></text:p>
      <text:p text:style-name="P47">Im ersten Schritt stellen die Apps dem Proxy die Frage nach den statischen (initialen) Daten. Es werden von Proxy <text:span text:style-name="T36">Produktdaten zurückgeliefert, welche unter Anderem die Produktkategorie, Produktbezeichnung, Anzeigetexte und Kapazitäten (wie viele Zimmer sind pro Kategorie vorhanden) beinhalten.</text:span></text:p>
      <text:p text:style-name="P49">Nun wählt der Nutzer d<text:span text:style-name="T39">as</text:span> gewünschte An- und Abreisedat<text:span text:style-name="T39">um</text:span> aus, worauf der <text:span text:style-name="T38">Proxy nach Preisen und Verfügbarkeiten für diesen Zeitraum angefragt wird. Der Proxy antwortet auf diese Frage in einem definierten Format, die Produktbezeichnungen sind den Apps ja schon bekannt. </text:span></text:p>
      <text:p text:style-name="P50">Im Folgeschritt stellt der Nutzer auf den Apps seinen individuellen Warenkorb zusammen. Dieser Warenkorb wird nun zum Proxy gesendet, welcher den Gesamtpreis ermittelt und das Ergebnis an die Apps übermittelt. Dieser Schritt ist nötig, da eine Trennung von Darstellung und Geschäftslogik als Voraussetzung vereinbart wurde. </text:p>
      <text:p text:style-name="P50">Der Nutzer bestätigt dann den Gesamtpreis und übermittelt den Warenkorb nochmals an den Proxy, ergänzt um persönliche Daten des Nutzers.</text:p>
      <text:p text:style-name="P50">Hiermit ist die Reservierung abgeschlossen, der Dialog zwischen Apps und Proxy beendet.</text:p>
      <text:p text:style-name="P35">4.<text:tab/>Entwurfsphase</text:p>
      <text:p text:style-name="P51">In dieser Phase ging es um die Erstellung von Diagrammen, die als Kommunikationsgrundlage dienen sowie um die Definition der JSON Objektstruktur.</text:p>
      <text:p text:style-name="P52">4.1<text:tab/>Erstellung der Diagramme</text:p>
      <text:p text:style-name="P52">Um ein besseres Verständnis des <text:span text:style-name="T41">Teilprojekts zu gewinnen wurde das Sequenzdiagramm des Dialogs zwischen Apps und Proxy sowie das Klassendiagramm der Anwendung erstellt. </text:span></text:p>
      <text:p text:style-name="P53">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53"><text:soft-page-break/>4.4<text:tab/>Definition der JSON Objektstruktur</text:p>
      <text:p text:style-name="P53">Hierbei war es wichtig die Datenstruktur möglichst einfach zu halten und sich an valides JSON zu halten.</text:p>
      <text:p text:style-name="P53">4.5<text:tab/>Definition der Endpunkte</text:p>
      <text:p text:style-name="P53">Aus der Analyse des Dialogs zwischen Apps und Proxy gehen vier Schritte hervor, die jeweils über eine <text:span text:style-name="T42">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4">Die URLs <text:span text:style-name="T45">wurden wie folgt benannt: initialdata, pricesandavailabilities, totalprice, order</text:span></text:p>
      <text:p text:style-name="P56">5<text:tab/>Realisierungsphase</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1M11S</meta:editing-duration>
    <meta:editing-cycles>122</meta:editing-cycles>
    <meta:generator>LibreOffice/5.1.2.2$Windows_X86_64 LibreOffice_project/d3bf12ecb743fc0d20e0be0c58ca359301eb705f</meta:generator>
    <dc:date>2016-05-23T17:34:52.439000000</dc:date>
    <meta:document-statistic meta:table-count="0" meta:image-count="0" meta:object-count="0" meta:page-count="8" meta:paragraph-count="110" meta:word-count="1714" meta:character-count="12959" meta:non-whitespace-character-count="11289"/>
    <meta:user-defined meta:name="Info 1"/>
    <meta:user-defined meta:name="Info 2"/>
    <meta:user-defined meta:name="Info 3"/>
    <meta:user-defined meta:name="Info 4"/>
  </office:meta>
</office:document-meta>
</file>